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91e8c" officeooo:paragraph-rsid="00191e8c"/>
    </style:style>
    <style:style style:name="P2" style:family="paragraph" style:parent-style-name="Standard">
      <style:paragraph-properties style:line-height-at-least="0.503cm"/>
      <style:text-properties fo:color="#d4d4d4" loext:opacity="100%" style:font-name="Droid Sans Mono" fo:font-size="10.5pt" fo:font-weight="normal" fo:background-color="#1e1e1e"/>
    </style:style>
    <style:style style:name="P3" style:family="paragraph" style:parent-style-name="Standard">
      <style:text-properties fo:color="#d4d4d4" loext:opacity="100%" style:font-name="Droid Sans Mono" fo:font-size="10.5pt" fo:font-weight="normal" officeooo:paragraph-rsid="00191e8c" fo:background-color="#1e1e1e"/>
    </style:style>
    <style:style style:name="P4" style:family="paragraph" style:parent-style-name="Standard">
      <style:paragraph-properties style:line-height-at-least="0.503cm"/>
    </style:style>
    <style:style style:name="P5" style:family="paragraph" style:parent-style-name="Standard">
      <style:paragraph-properties style:line-height-at-least="0.503cm"/>
      <style:text-properties fo:color="#6a9955" loext:opacity="100%" style:font-name="Droid Sans Mono" fo:font-size="10.5pt" fo:font-weight="normal" fo:background-color="#1e1e1e"/>
    </style:style>
    <style:style style:name="P6" style:family="paragraph" style:parent-style-name="Standard">
      <style:text-properties fo:color="#6a9955" loext:opacity="100%" style:font-name="Droid Sans Mono" fo:font-size="10.5pt" fo:font-weight="normal" officeooo:rsid="00191e8c" officeooo:paragraph-rsid="00191e8c" fo:background-color="#1e1e1e"/>
    </style:style>
    <style:style style:name="P7" style:family="paragraph" style:parent-style-name="Preformatted_20_Text">
      <style:text-properties officeooo:rsid="001bb57d" officeooo:paragraph-rsid="001bb57d"/>
    </style:style>
    <style:style style:name="P8" style:family="paragraph" style:parent-style-name="Standard">
      <style:paragraph-properties style:line-height-at-least="0.503cm"/>
      <style:text-properties fo:color="#d4d4d4" loext:opacity="100%" style:font-name="Droid Sans Mono" fo:font-size="10.5pt" fo:font-weight="normal" fo:background-color="#1e1e1e"/>
    </style:style>
    <style:style style:name="P9" style:family="paragraph" style:parent-style-name="Standard">
      <style:text-properties fo:color="#d4d4d4" loext:opacity="100%" style:font-name="Droid Sans Mono" fo:font-size="10.5pt" fo:font-weight="normal" officeooo:rsid="001bb57d" officeooo:paragraph-rsid="001bb57d" fo:background-color="#1e1e1e"/>
    </style:style>
    <style:style style:name="P10" style:family="paragraph" style:parent-style-name="Standard">
      <style:paragraph-properties style:line-height-at-least="0.503cm"/>
    </style:style>
    <style:style style:name="T1" style:family="text">
      <style:text-properties fo:color="#569cd6" loext:opacity="100%"/>
    </style:style>
    <style:style style:name="T2" style:family="text">
      <style:text-properties fo:color="#4ec9b0" loext:opacity="100%"/>
    </style:style>
    <style:style style:name="T3" style:family="text">
      <style:text-properties fo:color="#dcdcaa" loext:opacity="100%"/>
    </style:style>
    <style:style style:name="T4" style:family="text">
      <style:text-properties fo:color="#9cdcfe" loext:opacity="100%"/>
    </style:style>
    <style:style style:name="T5" style:family="text">
      <style:text-properties fo:color="#c586c0" loext:opacity="100%"/>
    </style:style>
    <style:style style:name="T6" style:family="text">
      <style:text-properties fo:color="#b5cea8" loext:opacity="100%"/>
    </style:style>
    <style:style style:name="T7" style:family="text">
      <style:text-properties fo:color="#4fc1ff" loext:opacity="100%"/>
    </style:style>
    <style:style style:name="T8" style:family="text">
      <style:text-properties fo:color="#ce917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1) Write An example implementing overriding and overloading (Polymorphism)?</text:p>
      <text:p text:style-name="Preformatted_20_Text"/>
      <text:p text:style-name="P1">Ans::-</text:p>
      <text:p text:style-name="P1"/>
      <text:p text:style-name="P1">Overloadin::-</text:p>
      <text:p text:style-name="P6">// Implementing function overloading</text:p>
      <text:p text:style-name="P2"><text:span text:style-name="T1">public</text:span> <text:span text:style-name="T1">class</text:span> <text:span text:style-name="T2">Hello</text:span>{</text:p>
      <text:p text:style-name="P2"><text:span text:style-name="T1">public</text:span> <text:span text:style-name="T1">static</text:span> <text:span text:style-name="T2">void</text:span> <text:span text:style-name="T3">main</text:span>(<text:span text:style-name="T2">String</text:span> <text:span text:style-name="T4">args</text:span>[])</text:p>
      <text:p text:style-name="P2">{</text:p>
      <text:p text:style-name="P2"><text:span text:style-name="T3">func</text:span>();</text:p>
      <text:p text:style-name="P2"><text:span text:style-name="T3">func</text:span>(<text:span text:style-name="T8">"Sanjeev"</text:span>);</text:p>
      <text:p text:style-name="P2"><text:span text:style-name="T3">func</text:span>(<text:span text:style-name="T6">9</text:span>);</text:p>
      <text:p text:style-name="P2">}</text:p>
      <text:p text:style-name="P2"><text:span text:style-name="T1">public</text:span> <text:span text:style-name="T1">static</text:span> <text:span text:style-name="T2">void</text:span> <text:span text:style-name="T3">func</text:span>()</text:p>
      <text:p text:style-name="P2">{</text:p>
      <text:p text:style-name="P2"><text:span text:style-name="T2">System</text:span>.<text:span text:style-name="T7">out</text:span>.<text:span text:style-name="T3">println</text:span>(<text:span text:style-name="T8">"This is a function with 0 argument"</text:span>);</text:p>
      <text:p text:style-name="P2">}</text:p>
      <text:p text:style-name="P2"><text:span text:style-name="T1">public</text:span> <text:span text:style-name="T1">static</text:span> <text:span text:style-name="T2">void</text:span> <text:span text:style-name="T3">func</text:span>(<text:span text:style-name="T2">String</text:span> <text:span text:style-name="T4">name</text:span>)</text:p>
      <text:p text:style-name="P2">{</text:p>
      <text:p text:style-name="P2"><text:span text:style-name="T2">System</text:span>.<text:span text:style-name="T7">out</text:span>.<text:span text:style-name="T3">println</text:span>(<text:span text:style-name="T8">"Hello "</text:span> + <text:span text:style-name="T4">name</text:span> + <text:span text:style-name="T8">" ,This is a function with 1 argument"</text:span>);</text:p>
      <text:p text:style-name="P2">}</text:p>
      <text:p text:style-name="P2"><text:span text:style-name="T1">public</text:span> <text:span text:style-name="T1">static</text:span> <text:span text:style-name="T2">void</text:span> <text:span text:style-name="T3">func</text:span>(<text:span text:style-name="T2">int</text:span> <text:span text:style-name="T4">date</text:span>)</text:p>
      <text:p text:style-name="P2">{</text:p>
      <text:p text:style-name="P2"><text:span text:style-name="T2">System</text:span>.<text:span text:style-name="T7">out</text:span>.<text:span text:style-name="T3">println</text:span>(<text:span text:style-name="T8">"This is a function with argument as integer as today date is"</text:span>+ <text:span text:style-name="T4">date</text:span>+ <text:span text:style-name="T8">"(passed argument)"</text:span>);</text:p>
      <text:p text:style-name="P2">}</text:p>
      <text:p text:style-name="P2">}</text:p>
      <text:p text:style-name="P1"/>
      <text:p text:style-name="P1"/>
      <text:p text:style-name="P1">Overriding::-</text:p>
      <text:p text:style-name="P1"/>
      <text:p text:style-name="P6">// Implementing function overriding</text:p>
      <text:p text:style-name="P2"><text:span text:style-name="T1">class</text:span> <text:span text:style-name="T2">func2</text:span> <text:span text:style-name="T1">extends</text:span> <text:span text:style-name="T2">func</text:span>{</text:p>
      <text:p text:style-name="P2"><text:span text:style-name="T1">public</text:span> <text:span text:style-name="T2">void</text:span> <text:span text:style-name="T3">show</text:span>()</text:p>
      <text:p text:style-name="P2">{</text:p>
      <text:p text:style-name="P2"><text:span text:style-name="T2">System</text:span>.<text:span text:style-name="T7">out</text:span>.<text:span text:style-name="T3">println</text:span>(<text:span text:style-name="T8">"This is func2 class"</text:span>);</text:p>
      <text:p text:style-name="P2">}</text:p>
      <text:p text:style-name="P2">}</text:p>
      <text:p text:style-name="P2"><text:span text:style-name="T1">class</text:span> <text:span text:style-name="T2">func</text:span> <text:span text:style-name="T1">extends</text:span> <text:span text:style-name="T2">overiding</text:span>{</text:p>
      <text:p text:style-name="P2"><text:span text:style-name="T1">public</text:span> <text:span text:style-name="T2">void</text:span> <text:span text:style-name="T3">show</text:span>()</text:p>
      <text:p text:style-name="P2">{</text:p>
      <text:p text:style-name="P2"><text:span text:style-name="T2">System</text:span>.<text:span text:style-name="T7">out</text:span>.<text:span text:style-name="T3">println</text:span>(<text:span text:style-name="T8">"This is extended class"</text:span>);</text:p>
      <text:p text:style-name="P2">}</text:p>
      <text:p text:style-name="P2">}</text:p>
      <text:p text:style-name="P2"><text:span text:style-name="T1">class</text:span> <text:span text:style-name="T2">overiding</text:span>{</text:p>
      <text:p text:style-name="P2"><text:span text:style-name="T1">public</text:span> <text:span text:style-name="T2">void</text:span> <text:span text:style-name="T3">show</text:span>()</text:p>
      <text:p text:style-name="P2">{</text:p>
      <text:p text:style-name="P2"><text:span text:style-name="T2">System</text:span>.<text:span text:style-name="T7">out</text:span>.<text:span text:style-name="T3">println</text:span>(<text:span text:style-name="T8">"This is parent class"</text:span>);</text:p>
      <text:p text:style-name="P2">}</text:p>
      <text:p text:style-name="P2"><text:span text:style-name="T1">public</text:span> <text:span text:style-name="T1">static</text:span> <text:span text:style-name="T2">void</text:span> <text:span text:style-name="T3">main</text:span>(<text:span text:style-name="T2">String</text:span> <text:span text:style-name="T4">args</text:span>[])</text:p>
      <text:p text:style-name="P2">{</text:p>
      <text:p text:style-name="P2"><text:span text:style-name="T2">overiding</text:span> <text:span text:style-name="T4">obj3</text:span>=<text:span text:style-name="T5">new</text:span> <text:span text:style-name="T3">overiding</text:span>();</text:p>
      <text:p text:style-name="P2"><text:span text:style-name="T4">obj3</text:span>.<text:span text:style-name="T3">show</text:span>();</text:p>
      <text:p text:style-name="P4"><text:soft-page-break/></text:p>
      <text:p text:style-name="P5">// This is overriding</text:p>
      <text:p text:style-name="P2"><text:span text:style-name="T2">overiding</text:span> <text:span text:style-name="T4">obj1</text:span>=<text:span text:style-name="T5">new</text:span> <text:span text:style-name="T3">func</text:span>();</text:p>
      <text:p text:style-name="P2"><text:span text:style-name="T4">obj1</text:span>.<text:span text:style-name="T3">show</text:span>();</text:p>
      <text:p text:style-name="P2"><text:span text:style-name="T2">overiding</text:span> <text:span text:style-name="T4">obj</text:span>=<text:span text:style-name="T5">new</text:span> <text:span text:style-name="T3">func2</text:span>();</text:p>
      <text:p text:style-name="P2"><text:span text:style-name="T4">obj</text:span>.<text:span text:style-name="T3">show</text:span>();</text:p>
      <text:p text:style-name="P4"/>
      <text:p text:style-name="P2">}</text:p>
      <text:p text:style-name="P2">}</text:p>
      <text:p text:style-name="P2"/>
      <text:p text:style-name="P1"/>
      <text:p text:style-name="P1"/>
      <text:p text:style-name="Preformatted_20_Text"/>
      <text:p text:style-name="Preformatted_20_Text">2) The Guessing Game:</text:p>
      <text:p text:style-name="Preformatted_20_Text">The guessing game involves a 'game' object and three 'player' objects. The game generates a random number between</text:p>
      <text:p text:style-name="Preformatted_20_Text">0 and 9, and the three player objects try to guess it.</text:p>
      <text:p text:style-name="Preformatted_20_Text">Write a program for the game.</text:p>
      <text:p text:style-name="Preformatted_20_Text">Classes:</text:p>
      <text:p text:style-name="Preformatted_20_Text">GuessGame.class</text:p>
      <text:p text:style-name="Preformatted_20_Text">Player.class</text:p>
      <text:p text:style-name="Preformatted_20_Text">GameLauncher.class</text:p>
      <text:p text:style-name="Preformatted_20_Text">The logic:</text:p>
      <text:p text:style-name="Preformatted_20_Text">i. The GameLauncher class is where the application starts; it has the main method.</text:p>
      <text:p text:style-name="Preformatted_20_Text">ii. In the main() method a GuessGame object is created, and its startGame() method is called.</text:p>
      <text:p text:style-name="Preformatted_20_Text">iii. The GuessGame objects startGame() method is where the entire game plays out.</text:p>
      <text:p text:style-name="Preformatted_20_Text">It creates three playerd, then thinkd of a random number(the target). It then asks each player to guess, checks the </text:p>
      <text:p text:style-name="Preformatted_20_Text">result, and either prints out information about the winning players or asks them to guess again.</text:p>
      <text:p text:style-name="Preformatted_20_Text"/>
      <text:p text:style-name="Preformatted_20_Text"/>
      <text:p text:style-name="P1">Ans::-</text:p>
      <text:p text:style-name="P1"/>
      <text:p text:style-name="P3"><text:span text:style-name="T1">import</text:span> <text:span text:style-name="T2">java</text:span>.<text:span text:style-name="T2">util</text:span>.<text:span text:style-name="T2">Scanner</text:span>; </text:p>
      <text:p text:style-name="P2"><text:span text:style-name="T1">import</text:span> <text:span text:style-name="T2">java</text:span>.<text:span text:style-name="T2">lang</text:span>.<text:span text:style-name="T2">Math</text:span>; </text:p>
      <text:p text:style-name="P2"><text:span text:style-name="T1">public</text:span> <text:span text:style-name="T1">class</text:span> <text:span text:style-name="T2">Gamelaunch</text:span> </text:p>
      <text:p text:style-name="P2">{ </text:p>
      <text:p text:style-name="P2"><text:span text:style-name="T1">public</text:span> <text:span text:style-name="T1">static</text:span> <text:span text:style-name="T2">void</text:span> <text:span text:style-name="T3">main</text:span>(<text:span text:style-name="T2">String</text:span>[] <text:span text:style-name="T4">args</text:span>) </text:p>
      <text:p text:style-name="P2">{ </text:p>
      <text:p text:style-name="P2"><text:span text:style-name="T2">guessgame</text:span> <text:span text:style-name="T4">obj</text:span>=<text:span text:style-name="T5">new</text:span> <text:span text:style-name="T3">guessgame</text:span>(); </text:p>
      <text:p text:style-name="P2"><text:span text:style-name="T4">obj</text:span>.<text:span text:style-name="T3">startgame</text:span>(); </text:p>
      <text:p text:style-name="P2">} </text:p>
      <text:p text:style-name="P2">} </text:p>
      <text:p text:style-name="P4"/>
      <text:p text:style-name="P2"><text:span text:style-name="T1">class</text:span> <text:span text:style-name="T2">player</text:span> </text:p>
      <text:p text:style-name="P2">{ </text:p>
      <text:p text:style-name="P2"><text:span text:style-name="T2">int</text:span> <text:span text:style-name="T4">k</text:span>; </text:p>
      <text:p text:style-name="P2"><text:span text:style-name="T2">int</text:span> <text:span text:style-name="T3">guess</text:span>(<text:span text:style-name="T2">int</text:span> <text:span text:style-name="T4">num</text:span>) </text:p>
      <text:p text:style-name="P2">{ </text:p>
      <text:p text:style-name="P2"><text:span text:style-name="T2">System</text:span>.<text:span text:style-name="T7">out</text:span>.<text:span text:style-name="T3">println</text:span>(<text:span text:style-name="T8">"player "</text:span>+<text:span text:style-name="T4">num</text:span>+<text:span text:style-name="T8">" Guess a number::"</text:span>);</text:p>
      <text:p text:style-name="P2"><text:span text:style-name="T2">Scanner</text:span> <text:span text:style-name="T4">sc</text:span>=<text:span text:style-name="T5">new</text:span> <text:span text:style-name="T3">Scanner</text:span>(<text:span text:style-name="T2">System</text:span>.<text:span text:style-name="T7">in</text:span>);</text:p>
      <text:p text:style-name="P2"><text:span text:style-name="T2">int</text:span> <text:span text:style-name="T4">g</text:span>=<text:span text:style-name="T4">sc</text:span>.<text:span text:style-name="T3">nextInt</text:span>();</text:p>
      <text:p text:style-name="P2"><text:soft-page-break/><text:span text:style-name="T5">return</text:span> <text:span text:style-name="T4">g</text:span>; </text:p>
      <text:p text:style-name="P2">} </text:p>
      <text:p text:style-name="P2">} </text:p>
      <text:p text:style-name="P4"/>
      <text:p text:style-name="P2"><text:span text:style-name="T1">class</text:span> <text:span text:style-name="T2">guessgame</text:span> </text:p>
      <text:p text:style-name="P2">{ </text:p>
      <text:p text:style-name="P2"><text:span text:style-name="T2">void</text:span> <text:span text:style-name="T3">startgame</text:span>() </text:p>
      <text:p text:style-name="P2">{ </text:p>
      <text:p text:style-name="P2"><text:span text:style-name="T2">int</text:span> <text:span text:style-name="T4">x</text:span>= ((<text:span text:style-name="T2">int</text:span>)(<text:span text:style-name="T6">10</text:span>*<text:span text:style-name="T2">Math</text:span>.<text:span text:style-name="T3">random</text:span>())); </text:p>
      <text:p text:style-name="P2"><text:span text:style-name="T2">player</text:span> <text:span text:style-name="T4">p1</text:span>=<text:span text:style-name="T5">new</text:span> <text:span text:style-name="T3">player</text:span>(); </text:p>
      <text:p text:style-name="P2"><text:span text:style-name="T2">player</text:span> <text:span text:style-name="T4">p2</text:span>=<text:span text:style-name="T5">new</text:span> <text:span text:style-name="T3">player</text:span>(); </text:p>
      <text:p text:style-name="P2"><text:span text:style-name="T2">player</text:span> <text:span text:style-name="T4">p3</text:span>=<text:span text:style-name="T5">new</text:span> <text:span text:style-name="T3">player</text:span>(); </text:p>
      <text:p text:style-name="P2"><text:span text:style-name="T2">int</text:span> <text:span text:style-name="T4">n</text:span>=<text:span text:style-name="T6">0</text:span>; </text:p>
      <text:p text:style-name="P2"><text:span text:style-name="T5">while</text:span>(<text:span text:style-name="T4">n</text:span>==<text:span text:style-name="T6">0</text:span>) </text:p>
      <text:p text:style-name="P2">{ </text:p>
      <text:p text:style-name="P2"><text:span text:style-name="T2">int</text:span> <text:span text:style-name="T4">x1</text:span>=<text:span text:style-name="T4">p1</text:span>.<text:span text:style-name="T3">guess</text:span>(<text:span text:style-name="T6">1</text:span>); </text:p>
      <text:p text:style-name="P2"><text:span text:style-name="T2">int</text:span> <text:span text:style-name="T4">x2</text:span>=<text:span text:style-name="T4">p2</text:span>.<text:span text:style-name="T3">guess</text:span>(<text:span text:style-name="T6">2</text:span>); </text:p>
      <text:p text:style-name="P2"><text:span text:style-name="T2">int</text:span> <text:span text:style-name="T4">x3</text:span>=<text:span text:style-name="T4">p3</text:span>.<text:span text:style-name="T3">guess</text:span>(<text:span text:style-name="T6">3</text:span>); </text:p>
      <text:p text:style-name="P2"><text:span text:style-name="T5">if</text:span>(<text:span text:style-name="T4">x</text:span>==<text:span text:style-name="T4">x1</text:span>) </text:p>
      <text:p text:style-name="P2">{ </text:p>
      <text:p text:style-name="P2"><text:span text:style-name="T2">System</text:span>.<text:span text:style-name="T7">out</text:span>.<text:span text:style-name="T3">println</text:span>(<text:span text:style-name="T8">"player 1 guessed correctly"</text:span>); </text:p>
      <text:p text:style-name="P2"><text:span text:style-name="T4">n</text:span>++; </text:p>
      <text:p text:style-name="P2">} </text:p>
      <text:p text:style-name="P2"><text:span text:style-name="T5">if</text:span>(<text:span text:style-name="T4">x</text:span>==<text:span text:style-name="T4">x2</text:span>) </text:p>
      <text:p text:style-name="P2">{ </text:p>
      <text:p text:style-name="P2"><text:span text:style-name="T2">System</text:span>.<text:span text:style-name="T7">out</text:span>.<text:span text:style-name="T3">println</text:span>(<text:span text:style-name="T8">"player 2 guessed correctly"</text:span>); </text:p>
      <text:p text:style-name="P2"><text:span text:style-name="T4">n</text:span>++; </text:p>
      <text:p text:style-name="P2">} </text:p>
      <text:p text:style-name="P2"><text:span text:style-name="T5">if</text:span>(<text:span text:style-name="T4">x</text:span>==<text:span text:style-name="T4">x3</text:span>) </text:p>
      <text:p text:style-name="P2">{ </text:p>
      <text:p text:style-name="P2"><text:span text:style-name="T2">System</text:span>.<text:span text:style-name="T7">out</text:span>.<text:span text:style-name="T3">println</text:span>(<text:span text:style-name="T8">"player 3 guessed correctly"</text:span>); </text:p>
      <text:p text:style-name="P2"><text:span text:style-name="T4">n</text:span>++; </text:p>
      <text:p text:style-name="P2">} </text:p>
      <text:p text:style-name="P2"><text:span text:style-name="T5">if</text:span>(<text:span text:style-name="T4">n</text:span>&gt;<text:span text:style-name="T6">0</text:span>) </text:p>
      <text:p text:style-name="P2">{ </text:p>
      <text:p text:style-name="P2"><text:span text:style-name="T2">System</text:span>.<text:span text:style-name="T7">out</text:span>.<text:span text:style-name="T3">println</text:span>(<text:span text:style-name="T8">"player1 has guessed:: "</text:span> + <text:span text:style-name="T4">x1</text:span>); </text:p>
      <text:p text:style-name="P2"><text:span text:style-name="T2">System</text:span>.<text:span text:style-name="T7">out</text:span>.<text:span text:style-name="T3">println</text:span>(<text:span text:style-name="T8">"player2 has guessed:: "</text:span> + <text:span text:style-name="T4">x2</text:span>); </text:p>
      <text:p text:style-name="P2"><text:span text:style-name="T2">System</text:span>.<text:span text:style-name="T7">out</text:span>.<text:span text:style-name="T3">println</text:span>(<text:span text:style-name="T8">"player3 has guessed:: "</text:span> + <text:span text:style-name="T4">x3</text:span>); </text:p>
      <text:p text:style-name="P2">} </text:p>
      <text:p text:style-name="P2"><text:span text:style-name="T5">if</text:span>(<text:span text:style-name="T4">n</text:span>==<text:span text:style-name="T6">0</text:span>) </text:p>
      <text:p text:style-name="P2">{ </text:p>
      <text:p text:style-name="P2"><text:span text:style-name="T2">System</text:span>.<text:span text:style-name="T7">out</text:span>.<text:span text:style-name="T3">println</text:span>(<text:span text:style-name="T8">"No one guessed correctly,"</text:span>); </text:p>
      <text:p text:style-name="P4"/>
      <text:p text:style-name="P2"><text:span text:style-name="T2">System</text:span>.<text:span text:style-name="T7">out</text:span>.<text:span text:style-name="T3">println</text:span>(<text:span text:style-name="T8">"Please guess again::"</text:span>); </text:p>
      <text:p text:style-name="P2">} </text:p>
      <text:p text:style-name="P2">} </text:p>
      <text:p text:style-name="P2"><text:span text:style-name="T2">System</text:span>.<text:span text:style-name="T7">out</text:span>.<text:span text:style-name="T3">println</text:span>(<text:span text:style-name="T8">"Random number is:: "</text:span> + <text:span text:style-name="T4">x</text:span>); </text:p>
      <text:p text:style-name="P2">} </text:p>
      <text:p text:style-name="P2">} </text:p>
      <text:p text:style-name="P3"/>
      <text:p text:style-name="P2"/>
      <text:p text:style-name="P1"><text:soft-page-break/></text:p>
      <text:p text:style-name="Preformatted_20_Text"/>
      <text:p text:style-name="Preformatted_20_Text">3) Write an inheritance hierarchy for classes Quadrilateral , Trapezoid , Parallelogram ,</text:p>
      <text:p text:style-name="Preformatted_20_Text">Rectangle and Square . Use Quadrilateral as the superclass of the hierarchy. Create and use a Point</text:p>
      <text:p text:style-name="Preformatted_20_Text">class to represent the points in each shape. Make the hierarchy as deep (i.e., as many levels) as possible. Specify the instance variables and methods for each class. The private instance variables of</text:p>
      <text:p text:style-name="Preformatted_20_Text">Quadrilateral should be the x-y coordinate pairs for the four endpoints of the Quadrilateral.</text:p>
      <text:p text:style-name="Preformatted_20_Text">Write a program that instantiates objects of your classes and outputs each object’s area (except Quadrilateral)</text:p>
      <text:p text:style-name="Preformatted_20_Text"/>
      <text:p text:style-name="Preformatted_20_Text"/>
      <text:p text:style-name="P7">ans::-</text:p>
      <text:p text:style-name="P7"/>
      <text:p text:style-name="P9"><text:span text:style-name="T1">import</text:span> <text:span text:style-name="T2">java</text:span>.<text:span text:style-name="T2">util</text:span>.<text:span text:style-name="T2">Scanner</text:span>;</text:p>
      <text:p text:style-name="P2"><text:span text:style-name="T1">public</text:span> <text:span text:style-name="T1">class</text:span> <text:span text:style-name="T2">Main</text:span> {</text:p>
      <text:p text:style-name="P2"><text:span text:style-name="T1">public</text:span> <text:span text:style-name="T1">static</text:span> <text:span text:style-name="T2">void</text:span> <text:span text:style-name="T3">main</text:span>(<text:span text:style-name="T2">String</text:span>[] <text:span text:style-name="T4">args</text:span>)</text:p>
      <text:p text:style-name="P2">{</text:p>
      <text:p text:style-name="P2"><text:span text:style-name="T2">float</text:span> <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span text:style-name="T2">Scanner</text:span> <text:span text:style-name="T4">sc</text:span>=<text:span text:style-name="T5">new</text:span> <text:span text:style-name="T3">Scanner</text:span>(<text:span text:style-name="T2">System</text:span>.<text:span text:style-name="T7">in</text:span>);</text:p>
      <text:p text:style-name="P2"><text:span text:style-name="T2">int</text:span> <text:span text:style-name="T4">n</text:span>=<text:span text:style-name="T6">0</text:span>;</text:p>
      <text:p text:style-name="P2"><text:span text:style-name="T5">while</text:span>(<text:span text:style-name="T4">n</text:span>==<text:span text:style-name="T6">0</text:span>)</text:p>
      <text:p text:style-name="P2">{</text:p>
      <text:p text:style-name="P2"><text:span text:style-name="T2">System</text:span>.<text:span text:style-name="T7">out</text:span>.<text:span text:style-name="T3">println</text:span>(<text:span text:style-name="T8">"Which figure area you want? "</text:span>);</text:p>
      <text:p text:style-name="P2"><text:span text:style-name="T2">System</text:span>.<text:span text:style-name="T7">out</text:span>.<text:span text:style-name="T3">println</text:span>(<text:span text:style-name="T8">"1. Square"</text:span>);</text:p>
      <text:p text:style-name="P2"><text:span text:style-name="T2">System</text:span>.<text:span text:style-name="T7">out</text:span>.<text:span text:style-name="T3">println</text:span>(<text:span text:style-name="T8">"2. rectangle"</text:span>);</text:p>
      <text:p text:style-name="P2"><text:span text:style-name="T2">System</text:span>.<text:span text:style-name="T7">out</text:span>.<text:span text:style-name="T3">println</text:span>(<text:span text:style-name="T8">"3. parallelogram"</text:span>);</text:p>
      <text:p text:style-name="P2"><text:span text:style-name="T2">System</text:span>.<text:span text:style-name="T7">out</text:span>.<text:span text:style-name="T3">println</text:span>(<text:span text:style-name="T8">"4. Trapezoid"</text:span>);</text:p>
      <text:p text:style-name="P2"><text:span text:style-name="T2">int</text:span> <text:span text:style-name="T4">k</text:span>=<text:span text:style-name="T4">sc</text:span>.<text:span text:style-name="T3">nextInt</text:span>();</text:p>
      <text:p text:style-name="P2"><text:span text:style-name="T5">if</text:span>(<text:span text:style-name="T4">k</text:span>&gt;=<text:span text:style-name="T6">1</text:span> &amp;&amp; <text:span text:style-name="T4">k</text:span>&lt;=<text:span text:style-name="T6">4</text:span>)</text:p>
      <text:p text:style-name="P2">{</text:p>
      <text:p text:style-name="P2"><text:span text:style-name="T2">System</text:span>.<text:span text:style-name="T7">out</text:span>.<text:span text:style-name="T3">println</text:span>(<text:span text:style-name="T8">"Please, Enter the sides accordingly::"</text:span>);</text:p>
      <text:p text:style-name="P2"><text:span text:style-name="T2">System</text:span>.<text:span text:style-name="T7">out</text:span>.<text:span text:style-name="T3">println</text:span>(<text:span text:style-name="T8">"Enter x,y,coordinates for point 1:: "</text:span>);</text:p>
      <text:p text:style-name="P2"><text:span text:style-name="T4">x1</text:span>=<text:span text:style-name="T4">sc</text:span>.<text:span text:style-name="T3">nextInt</text:span>();</text:p>
      <text:p text:style-name="P2"><text:span text:style-name="T4">y1</text:span>=<text:span text:style-name="T4">sc</text:span>.<text:span text:style-name="T3">nextInt</text:span>();</text:p>
      <text:p text:style-name="P4"/>
      <text:p text:style-name="P2"><text:span text:style-name="T2">System</text:span>.<text:span text:style-name="T7">out</text:span>.<text:span text:style-name="T3">println</text:span>(<text:span text:style-name="T8">"Enter x,y,coordinates for point 2:: "</text:span>);</text:p>
      <text:p text:style-name="P2"><text:span text:style-name="T4">x2</text:span>=<text:span text:style-name="T4">sc</text:span>.<text:span text:style-name="T3">nextInt</text:span>();</text:p>
      <text:p text:style-name="P2"><text:span text:style-name="T4">y2</text:span>=<text:span text:style-name="T4">sc</text:span>.<text:span text:style-name="T3">nextInt</text:span>();</text:p>
      <text:p text:style-name="P4"/>
      <text:p text:style-name="P2"><text:span text:style-name="T2">System</text:span>.<text:span text:style-name="T7">out</text:span>.<text:span text:style-name="T3">println</text:span>(<text:span text:style-name="T8">"Enter x,y,coordinates for point 3:: "</text:span>);</text:p>
      <text:p text:style-name="P2"><text:span text:style-name="T4">x3</text:span>=<text:span text:style-name="T4">sc</text:span>.<text:span text:style-name="T3">nextInt</text:span>();</text:p>
      <text:p text:style-name="P2"><text:span text:style-name="T4">y3</text:span>=<text:span text:style-name="T4">sc</text:span>.<text:span text:style-name="T3">nextInt</text:span>();</text:p>
      <text:p text:style-name="P4"/>
      <text:p text:style-name="P2"><text:span text:style-name="T2">System</text:span>.<text:span text:style-name="T7">out</text:span>.<text:span text:style-name="T3">println</text:span>(<text:span text:style-name="T8">"Enter x,y,coordinates for point 4:: "</text:span>);</text:p>
      <text:p text:style-name="P2"><text:span text:style-name="T4">x4</text:span>=<text:span text:style-name="T4">sc</text:span>.<text:span text:style-name="T3">nextInt</text:span>();</text:p>
      <text:p text:style-name="P2"><text:span text:style-name="T4">y4</text:span>=<text:span text:style-name="T4">sc</text:span>.<text:span text:style-name="T3">nextInt</text:span>();</text:p>
      <text:p text:style-name="P4"/>
      <text:p text:style-name="P2"><text:span text:style-name="T5">switch</text:span>(<text:span text:style-name="T4">k</text:span>)</text:p>
      <text:p text:style-name="P2">{</text:p>
      <text:p text:style-name="P2"><text:span text:style-name="T5">case</text:span> <text:span text:style-name="T6">1</text:span><text:span text:style-name="T5">:</text:span></text:p>
      <text:p text:style-name="P2"><text:soft-page-break/><text:span text:style-name="T2">System</text:span>.<text:span text:style-name="T7">out</text:span>.<text:span text:style-name="T3">println</text:span>(<text:span text:style-name="T8">"Area of Square::"</text:span>);</text:p>
      <text:p text:style-name="P2"><text:span text:style-name="T2">sqre</text:span> <text:span text:style-name="T4">s</text:span>=<text:span text:style-name="T5">new</text:span> <text:span text:style-name="T3">sqre</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span text:style-name="T2">System</text:span>.<text:span text:style-name="T7">out</text:span>.<text:span text:style-name="T3">println</text:span>(<text:span text:style-name="T4">s</text:span>.<text:span text:style-name="T3">area</text:span>());</text:p>
      <text:p text:style-name="P2"><text:span text:style-name="T4">n</text:span>++;</text:p>
      <text:p text:style-name="P2"><text:span text:style-name="T5">break</text:span>;</text:p>
      <text:p text:style-name="P4"/>
      <text:p text:style-name="P2"><text:span text:style-name="T5">case</text:span> <text:span text:style-name="T6">2</text:span><text:span text:style-name="T5">:</text:span></text:p>
      <text:p text:style-name="P2"><text:span text:style-name="T2">System</text:span>.<text:span text:style-name="T7">out</text:span>.<text:span text:style-name="T3">println</text:span>(<text:span text:style-name="T8">"Area of rectangle::"</text:span>);</text:p>
      <text:p text:style-name="P2"><text:span text:style-name="T2">rectangle</text:span> <text:span text:style-name="T4">r</text:span>=<text:span text:style-name="T5">new</text:span> <text:span text:style-name="T3">rectangle</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span text:style-name="T2">System</text:span>.<text:span text:style-name="T7">out</text:span>.<text:span text:style-name="T3">println</text:span>(<text:span text:style-name="T4">r</text:span>.<text:span text:style-name="T3">area</text:span>());</text:p>
      <text:p text:style-name="P2"><text:span text:style-name="T4">n</text:span>++;</text:p>
      <text:p text:style-name="P2"><text:span text:style-name="T5">break</text:span>;</text:p>
      <text:p text:style-name="P4"/>
      <text:p text:style-name="P2"><text:span text:style-name="T5">case</text:span> <text:span text:style-name="T6">3</text:span><text:span text:style-name="T5">:</text:span></text:p>
      <text:p text:style-name="P2"><text:span text:style-name="T2">System</text:span>.<text:span text:style-name="T7">out</text:span>.<text:span text:style-name="T3">println</text:span>(<text:span text:style-name="T8">"Area of parallelogram::"</text:span>);</text:p>
      <text:p text:style-name="P2"><text:span text:style-name="T2">parallelogram</text:span> <text:span text:style-name="T4">p</text:span>=<text:span text:style-name="T5">new</text:span> <text:span text:style-name="T3">parallelogram</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span text:style-name="T2">System</text:span>.<text:span text:style-name="T7">out</text:span>.<text:span text:style-name="T3">println</text:span>(<text:span text:style-name="T4">p</text:span>.<text:span text:style-name="T3">area</text:span>());</text:p>
      <text:p text:style-name="P2"><text:span text:style-name="T4">n</text:span>++;</text:p>
      <text:p text:style-name="P2"><text:span text:style-name="T5">break</text:span>;</text:p>
      <text:p text:style-name="P4"/>
      <text:p text:style-name="P2"><text:span text:style-name="T5">case</text:span> <text:span text:style-name="T6">4</text:span><text:span text:style-name="T5">:</text:span></text:p>
      <text:p text:style-name="P2"><text:span text:style-name="T2">System</text:span>.<text:span text:style-name="T7">out</text:span>.<text:span text:style-name="T3">println</text:span>(<text:span text:style-name="T8">"Area of Trapezoid::"</text:span>);</text:p>
      <text:p text:style-name="P2"><text:span text:style-name="T2">trapezoid</text:span> <text:span text:style-name="T4">t</text:span>=<text:span text:style-name="T5">new</text:span> <text:span text:style-name="T3">trapezoid</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span text:style-name="T2">System</text:span>.<text:span text:style-name="T7">out</text:span>.<text:span text:style-name="T3">println</text:span>(<text:span text:style-name="T4">t</text:span>.<text:span text:style-name="T3">area</text:span>());</text:p>
      <text:p text:style-name="P2"><text:span text:style-name="T4">n</text:span>++;</text:p>
      <text:p text:style-name="P2"><text:span text:style-name="T5">break</text:span>;</text:p>
      <text:p text:style-name="P4"/>
      <text:p text:style-name="P2">}</text:p>
      <text:p text:style-name="P2">}</text:p>
      <text:p text:style-name="P2"><text:span text:style-name="T5">if</text:span>(<text:span text:style-name="T4">n</text:span>==<text:span text:style-name="T6">0</text:span>)</text:p>
      <text:p text:style-name="P2">{</text:p>
      <text:p text:style-name="P2"><text:span text:style-name="T2">System</text:span>.<text:span text:style-name="T7">out</text:span>.<text:span text:style-name="T3">println</text:span>(<text:span text:style-name="T8">"Please enter correct number::"</text:span>);</text:p>
      <text:p text:style-name="P2">}</text:p>
      <text:p text:style-name="P2">}</text:p>
      <text:p text:style-name="P4"/>
      <text:p text:style-name="P4"/>
      <text:p text:style-name="P4"/>
      <text:p text:style-name="P4"/>
      <text:p text:style-name="P4"/>
      <text:p text:style-name="P4"/>
      <text:p text:style-name="P2">}</text:p>
      <text:p text:style-name="P2">}</text:p>
      <text:p text:style-name="P2"/>
      <text:p text:style-name="P9"><text:span text:style-name="T1">class</text:span> <text:span text:style-name="T2">Quad</text:span>{ </text:p>
      <text:p text:style-name="P2"><text:span text:style-name="T2">point</text:span> <text:span text:style-name="T4">p1</text:span>,<text:span text:style-name="T4">p2</text:span>,<text:span text:style-name="T4">p3</text:span>,<text:span text:style-name="T4">p4</text:span>;</text:p>
      <text:p text:style-name="P2"><text:span text:style-name="T3">Quad</text:span>(<text:span text:style-name="T2">float</text:span> <text:span text:style-name="T4">x1</text:span>,<text:span text:style-name="T2">float</text:span> <text:span text:style-name="T4">x2</text:span>,<text:span text:style-name="T2">float</text:span> <text:span text:style-name="T4">x3</text:span>,<text:span text:style-name="T2">float</text:span> <text:span text:style-name="T4">x4</text:span>,<text:span text:style-name="T2">float</text:span> <text:span text:style-name="T4">y1</text:span>,<text:span text:style-name="T2">float</text:span> <text:span text:style-name="T4">y2</text:span>,<text:span text:style-name="T2">float</text:span> <text:span text:style-name="T4">y3</text:span>,<text:span text:style-name="T2">float</text:span> <text:span text:style-name="T4">y4</text:span>)</text:p>
      <text:p text:style-name="P2">{</text:p>
      <text:p text:style-name="P2"><text:span text:style-name="T4">p1</text:span>=<text:span text:style-name="T5">new</text:span> <text:span text:style-name="T3">point</text:span>(<text:span text:style-name="T4">x1</text:span>,<text:span text:style-name="T4">y1</text:span>);</text:p>
      <text:p text:style-name="P2"><text:span text:style-name="T4">p2</text:span>=<text:span text:style-name="T5">new</text:span> <text:span text:style-name="T3">point</text:span>(<text:span text:style-name="T4">x2</text:span>,<text:span text:style-name="T4">y2</text:span>);</text:p>
      <text:p text:style-name="P2"><text:span text:style-name="T4">p3</text:span>=<text:span text:style-name="T5">new</text:span> <text:span text:style-name="T3">point</text:span>(<text:span text:style-name="T4">x3</text:span>,<text:span text:style-name="T4">y3</text:span>);</text:p>
      <text:p text:style-name="P2"><text:span text:style-name="T4">p4</text:span>=<text:span text:style-name="T5">new</text:span> <text:span text:style-name="T3">point</text:span>(<text:span text:style-name="T4">x4</text:span>,<text:span text:style-name="T4">y4</text:span>);</text:p>
      <text:p text:style-name="P2"><text:soft-page-break/>}</text:p>
      <text:p text:style-name="P2"><text:span text:style-name="T1">public</text:span> <text:span text:style-name="T2">float</text:span> <text:span text:style-name="T3">areaOfTraingle</text:span>(<text:span text:style-name="T2">point</text:span> <text:span text:style-name="T4">a</text:span>, <text:span text:style-name="T2">point</text:span> <text:span text:style-name="T4">b</text:span>, <text:span text:style-name="T2">point</text:span> <text:span text:style-name="T4">c</text:span>){</text:p>
      <text:p text:style-name="P2"><text:span text:style-name="T2">float</text:span> <text:span text:style-name="T4">area</text:span> = (<text:span text:style-name="T4">a</text:span>.<text:span text:style-name="T4">x</text:span> * (<text:span text:style-name="T4">b</text:span>.<text:span text:style-name="T4">y</text:span> - <text:span text:style-name="T4">c</text:span>.<text:span text:style-name="T4">y</text:span>)</text:p>
      <text:p text:style-name="P2">+ <text:span text:style-name="T4">b</text:span>.<text:span text:style-name="T4">x</text:span> * (<text:span text:style-name="T4">c</text:span>.<text:span text:style-name="T4">y</text:span> - <text:span text:style-name="T4">a</text:span>.<text:span text:style-name="T4">y</text:span>) + <text:span text:style-name="T4">c</text:span>.<text:span text:style-name="T4">x</text:span> * (<text:span text:style-name="T4">a</text:span>.<text:span text:style-name="T4">y</text:span> - <text:span text:style-name="T4">b</text:span>.<text:span text:style-name="T4">y</text:span>)) / <text:span text:style-name="T6">2.0f</text:span>;</text:p>
      <text:p text:style-name="P2"><text:span text:style-name="T5">return</text:span> <text:span text:style-name="T2">Math</text:span>.<text:span text:style-name="T3">abs</text:span>(<text:span text:style-name="T4">area</text:span>);</text:p>
      <text:p text:style-name="P2">}</text:p>
      <text:p text:style-name="P4"/>
      <text:p text:style-name="P2"><text:span text:style-name="T1">public</text:span> <text:span text:style-name="T2">float</text:span> <text:span text:style-name="T3">sideLength</text:span>(<text:span text:style-name="T2">point</text:span> <text:span text:style-name="T4">a</text:span>, <text:span text:style-name="T2">point</text:span> <text:span text:style-name="T4">b</text:span>){</text:p>
      <text:p text:style-name="P2"><text:span text:style-name="T2">float</text:span> <text:span text:style-name="T4">dis</text:span> = (<text:span text:style-name="T2">float</text:span>) <text:span text:style-name="T2">Math</text:span>.<text:span text:style-name="T3">sqrt</text:span>((<text:span text:style-name="T4">b</text:span>.<text:span text:style-name="T4">x</text:span>-<text:span text:style-name="T4">a</text:span>.<text:span text:style-name="T4">x</text:span>)*(<text:span text:style-name="T4">b</text:span>.<text:span text:style-name="T4">x</text:span>-<text:span text:style-name="T4">a</text:span>.<text:span text:style-name="T4">x</text:span>) + (<text:span text:style-name="T4">b</text:span>.<text:span text:style-name="T4">y</text:span>-<text:span text:style-name="T4">a</text:span>.<text:span text:style-name="T4">y</text:span>)*(<text:span text:style-name="T4">b</text:span>.<text:span text:style-name="T4">y</text:span>-<text:span text:style-name="T4">a</text:span>.<text:span text:style-name="T4">y</text:span>));</text:p>
      <text:p text:style-name="P2"><text:span text:style-name="T5">return</text:span> <text:span text:style-name="T4">dis</text:span>;</text:p>
      <text:p text:style-name="P2">}</text:p>
      <text:p text:style-name="P2"><text:span text:style-name="T2">point</text:span> <text:span text:style-name="T3">getP1</text:span>()</text:p>
      <text:p text:style-name="P2">{</text:p>
      <text:p text:style-name="P2"><text:span text:style-name="T5">return</text:span> <text:span text:style-name="T4">p1</text:span>;</text:p>
      <text:p text:style-name="P2">}</text:p>
      <text:p text:style-name="P2"><text:span text:style-name="T2">point</text:span> <text:span text:style-name="T3">getP2</text:span>()</text:p>
      <text:p text:style-name="P2">{</text:p>
      <text:p text:style-name="P2"><text:span text:style-name="T5">return</text:span> <text:span text:style-name="T4">p2</text:span>;</text:p>
      <text:p text:style-name="P2">}</text:p>
      <text:p text:style-name="P2"><text:span text:style-name="T2">point</text:span> <text:span text:style-name="T3">getP3</text:span>()</text:p>
      <text:p text:style-name="P2">{</text:p>
      <text:p text:style-name="P2"><text:span text:style-name="T5">return</text:span> <text:span text:style-name="T4">p3</text:span>;</text:p>
      <text:p text:style-name="P2">}</text:p>
      <text:p text:style-name="P2"><text:span text:style-name="T2">point</text:span> <text:span text:style-name="T3">getP4</text:span>()</text:p>
      <text:p text:style-name="P2">{</text:p>
      <text:p text:style-name="P2"><text:span text:style-name="T5">return</text:span> <text:span text:style-name="T4">p4</text:span>;</text:p>
      <text:p text:style-name="P2">}</text:p>
      <text:p text:style-name="P2">}</text:p>
      <text:p text:style-name="P7"/>
      <text:p text:style-name="P7"/>
      <text:p text:style-name="P9"><text:span text:style-name="T1">public</text:span> <text:span text:style-name="T1">class</text:span> <text:span text:style-name="T2">point</text:span>{</text:p>
      <text:p text:style-name="P2"><text:span text:style-name="T2">float</text:span> <text:span text:style-name="T4">x</text:span>,<text:span text:style-name="T4">y</text:span>;</text:p>
      <text:p text:style-name="P2"><text:span text:style-name="T3">point</text:span>(<text:span text:style-name="T2">float</text:span> <text:span text:style-name="T4">x</text:span>,<text:span text:style-name="T2">float</text:span> <text:span text:style-name="T4">y</text:span>)</text:p>
      <text:p text:style-name="P2">{</text:p>
      <text:p text:style-name="P2"><text:span text:style-name="T1">this</text:span>.<text:span text:style-name="T4">x</text:span>=<text:span text:style-name="T4">x</text:span>;</text:p>
      <text:p text:style-name="P2"><text:span text:style-name="T1">this</text:span>.<text:span text:style-name="T4">y</text:span>=<text:span text:style-name="T4">y</text:span>;</text:p>
      <text:p text:style-name="P2">}</text:p>
      <text:p text:style-name="P2">}</text:p>
      <text:p text:style-name="P7"/>
      <text:p text:style-name="P7"/>
      <text:p text:style-name="P9"><text:span text:style-name="T1">public</text:span> <text:span text:style-name="T1">class</text:span> <text:span text:style-name="T2">sqre</text:span> <text:span text:style-name="T1">extends</text:span> <text:span text:style-name="T2">Quad</text:span>{ </text:p>
      <text:p text:style-name="P2"><text:span text:style-name="T3">sqre</text:span>(<text:span text:style-name="T2">float</text:span> <text:span text:style-name="T4">x1</text:span>,<text:span text:style-name="T2">float</text:span> <text:span text:style-name="T4">x2</text:span>,<text:span text:style-name="T2">float</text:span> <text:span text:style-name="T4">x3</text:span>,<text:span text:style-name="T2">float</text:span> <text:span text:style-name="T4">x4</text:span>,<text:span text:style-name="T2">float</text:span> <text:span text:style-name="T4">y1</text:span>,<text:span text:style-name="T2">float</text:span> <text:span text:style-name="T4">y2</text:span>,<text:span text:style-name="T2">float</text:span> <text:span text:style-name="T4">y3</text:span>,<text:span text:style-name="T2">float</text:span> <text:span text:style-name="T4">y4</text:span>)</text:p>
      <text:p text:style-name="P2">{</text:p>
      <text:p text:style-name="P2"><text:span text:style-name="T1">super</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p>
      <text:p text:style-name="P4"/>
      <text:p text:style-name="P2"><text:span text:style-name="T1">public</text:span> <text:span text:style-name="T2">float</text:span> <text:span text:style-name="T3">area</text:span>(){</text:p>
      <text:p text:style-name="P2"><text:span text:style-name="T5">return</text:span> (<text:span text:style-name="T2">float</text:span>) (<text:span text:style-name="T2">Math</text:span>.<text:span text:style-name="T3">pow</text:span>(<text:span text:style-name="T3">sideLength</text:span>(<text:span text:style-name="T3">getP1</text:span>(), <text:span text:style-name="T3">getP2</text:span>()),<text:span text:style-name="T6">2</text:span>));</text:p>
      <text:p text:style-name="P2">}</text:p>
      <text:p text:style-name="P2">}</text:p>
      <text:p text:style-name="P2"/>
      <text:p text:style-name="P7"/>
      <text:p text:style-name="P9"><text:soft-page-break/><text:span text:style-name="T1">public</text:span> <text:span text:style-name="T1">class</text:span> <text:span text:style-name="T2">rectangle</text:span> <text:span text:style-name="T1">extends</text:span> <text:span text:style-name="T2">Quad</text:span>{</text:p>
      <text:p text:style-name="P2"><text:span text:style-name="T3">rectangle</text:span>(<text:span text:style-name="T2">float</text:span> <text:span text:style-name="T4">x1</text:span>,<text:span text:style-name="T2">float</text:span> <text:span text:style-name="T4">x2</text:span>,<text:span text:style-name="T2">float</text:span> <text:span text:style-name="T4">x3</text:span>,<text:span text:style-name="T2">float</text:span> <text:span text:style-name="T4">x4</text:span>,<text:span text:style-name="T2">float</text:span> <text:span text:style-name="T4">y1</text:span>,<text:span text:style-name="T2">float</text:span> <text:span text:style-name="T4">y2</text:span>,<text:span text:style-name="T2">float</text:span> <text:span text:style-name="T4">y3</text:span>,<text:span text:style-name="T2">float</text:span> <text:span text:style-name="T4">y4</text:span>)</text:p>
      <text:p text:style-name="P2">{</text:p>
      <text:p text:style-name="P2"><text:span text:style-name="T1">super</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p>
      <text:p text:style-name="P4"/>
      <text:p text:style-name="P2"><text:span text:style-name="T1">public</text:span> <text:span text:style-name="T2">float</text:span> <text:span text:style-name="T3">area</text:span>(){</text:p>
      <text:p text:style-name="P2"><text:span text:style-name="T5"><text:tab/>return</text:span> (<text:span text:style-name="T3">sideLength</text:span>(<text:span text:style-name="T3">getP1</text:span>(), <text:span text:style-name="T3">getP2</text:span>())*<text:span text:style-name="T3">sideLength</text:span>(<text:span text:style-name="T3">getP3</text:span>(), <text:span text:style-name="T3">getP4</text:span>()));</text:p>
      <text:p text:style-name="P2">}</text:p>
      <text:p text:style-name="P2">}</text:p>
      <text:p text:style-name="P2"/>
      <text:p text:style-name="P7"/>
      <text:p text:style-name="P9"><text:span text:style-name="T1">public</text:span> <text:span text:style-name="T1">class</text:span> <text:span text:style-name="T2">trapezoid</text:span> <text:span text:style-name="T1">extends</text:span> <text:span text:style-name="T2">Quad</text:span>{</text:p>
      <text:p text:style-name="P2"><text:span text:style-name="T3">trapezoid</text:span>(<text:span text:style-name="T2">float</text:span> <text:span text:style-name="T4">x1</text:span>,<text:span text:style-name="T2">float</text:span> <text:span text:style-name="T4">x2</text:span>,<text:span text:style-name="T2">float</text:span> <text:span text:style-name="T4">x3</text:span>,<text:span text:style-name="T2">float</text:span> <text:span text:style-name="T4">x4</text:span>,<text:span text:style-name="T2">float</text:span> <text:span text:style-name="T4">y1</text:span>,<text:span text:style-name="T2">float</text:span> <text:span text:style-name="T4">y2</text:span>,<text:span text:style-name="T2">float</text:span> <text:span text:style-name="T4">y3</text:span>,<text:span text:style-name="T2">float</text:span> <text:span text:style-name="T4">y4</text:span>)</text:p>
      <text:p text:style-name="P2">{</text:p>
      <text:p text:style-name="P2"><text:span text:style-name="T1">super</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p>
      <text:p text:style-name="P4"/>
      <text:p text:style-name="P2"><text:span text:style-name="T1">public</text:span> <text:span text:style-name="T2">float</text:span> <text:span text:style-name="T3">area</text:span>(){</text:p>
      <text:p text:style-name="P2"><text:span text:style-name="T5">return</text:span> (<text:span text:style-name="T3">areaOfTraingle</text:span>(<text:span text:style-name="T3">getP1</text:span>(), <text:span text:style-name="T3">getP2</text:span>(), <text:span text:style-name="T3">getP3</text:span>() ) + <text:span text:style-name="T3">areaOfTraingle</text:span>(<text:span text:style-name="T3">getP1</text:span>(), <text:span text:style-name="T3">getP3</text:span>(), <text:span text:style-name="T3">getP4</text:span>()));</text:p>
      <text:p text:style-name="P2">}</text:p>
      <text:p text:style-name="P2">}</text:p>
      <text:p text:style-name="P2"/>
      <text:p text:style-name="P7"/>
      <text:p text:style-name="P9"><text:span text:style-name="T1">public</text:span> <text:span text:style-name="T1">class</text:span> <text:span text:style-name="T2">parallelogram</text:span> <text:span text:style-name="T1">extends</text:span> <text:span text:style-name="T2">Quad</text:span>{</text:p>
      <text:p text:style-name="P2"><text:span text:style-name="T3">parallelogram</text:span>(<text:span text:style-name="T2">float</text:span> <text:span text:style-name="T4">x1</text:span>,<text:span text:style-name="T2">float</text:span> <text:span text:style-name="T4">x2</text:span>,<text:span text:style-name="T2">float</text:span> <text:span text:style-name="T4">x3</text:span>,<text:span text:style-name="T2">float</text:span> <text:span text:style-name="T4">x4</text:span>,<text:span text:style-name="T2">float</text:span> <text:span text:style-name="T4">y1</text:span>,<text:span text:style-name="T2">float</text:span> <text:span text:style-name="T4">y2</text:span>,<text:span text:style-name="T2">float</text:span> <text:span text:style-name="T4">y3</text:span>,<text:span text:style-name="T2">float</text:span> <text:span text:style-name="T4">y4</text:span>)</text:p>
      <text:p text:style-name="P2">{</text:p>
      <text:p text:style-name="P2"><text:span text:style-name="T1">super</text:span>(<text:span text:style-name="T4">x1</text:span>,<text:span text:style-name="T4">x2</text:span>,<text:span text:style-name="T4">x3</text:span>,<text:span text:style-name="T4">x4</text:span>,<text:span text:style-name="T4">y1</text:span>,<text:span text:style-name="T4">y2</text:span>,<text:span text:style-name="T4">y3</text:span>,<text:span text:style-name="T4">y4</text:span>);</text:p>
      <text:p text:style-name="P2">}</text:p>
      <text:p text:style-name="P4"/>
      <text:p text:style-name="P2"><text:span text:style-name="T1">public</text:span> <text:span text:style-name="T2">float</text:span> <text:span text:style-name="T3">area</text:span>(){</text:p>
      <text:p text:style-name="P2"><text:span text:style-name="T5">return</text:span> <text:span text:style-name="T6">2</text:span>*(<text:span text:style-name="T3">areaOfTraingle</text:span>(<text:span text:style-name="T3">getP1</text:span>(), <text:span text:style-name="T3">getP2</text:span>(), <text:span text:style-name="T3">getP3</text:span>()));</text:p>
      <text:p text:style-name="P2">}</text:p>
      <text:p text:style-name="P2">}</text:p>
      <text:p text:style-name="P2"/>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10T14:50:47.330014689</dc:date>
    <meta:editing-duration>PT41M6S</meta:editing-duration>
    <meta:editing-cycles>3</meta:editing-cycles>
    <meta:generator>LibreOffice/7.3.7.2$Linux_X86_64 LibreOffice_project/30$Build-2</meta:generator>
    <meta:document-statistic meta:table-count="0" meta:image-count="0" meta:object-count="0" meta:page-count="7" meta:paragraph-count="284" meta:word-count="862" meta:character-count="6559" meta:non-whitespace-character-count="5915"/>
  </office:meta>
</office:document-meta>
</file>